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99f37"/>
    </style:style>
    <style:style style:name="T3" style:family="text">
      <style:text-properties officeooo:rsid="002a7ccf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2">5.</text:span><text:span text:style-name="T3">0 (M21)</text:span></text:p>
      <text:p text:style-name="Standard">Date: <text:date style:data-style-name="N49" text:date-value="2024-08-04T09:07:19.948008488">2024-08-04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93" meta:non-whitespace-character-count="1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